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580000001F99839DF6.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Lucidasans, 'Lucida Sans', 'Arial Unicode MS'"/>
    <style:font-face style:name="DejaVu Sans Mono" svg:font-family="'DejaVu Sans Mono'" style:font-family-generic="modern" style:font-pitch="fixed"/>
    <style:font-face style:name="Arial1" svg:font-family="Arial" style:font-pitch="variable"/>
    <style:font-face style:name="Bitstream Charter1" svg:font-family="'Bitstream 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URW Chancery L" svg:font-family="'URW Chancery L'"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text-properties style:font-name="Bitstream Charter1"/>
    </style:style>
    <style:style style:name="P2" style:family="paragraph" style:parent-style-name="Standard">
      <style:paragraph-properties fo:margin-left="0cm" fo:margin-right="0cm" fo:margin-top="0cm" fo:margin-bottom="0cm" fo:text-align="justify" style:justify-single-word="false" fo:text-indent="0cm" style:auto-text-indent="false">
        <style:tab-stops>
          <style:tab-stop style:position="16.103cm"/>
        </style:tab-stops>
      </style:paragraph-properties>
      <style:text-properties style:font-name="Bitstream Charter1" fo:font-size="15pt" style:text-underline-style="none" fo:font-weight="bold" style:font-size-asian="15pt" style:font-weight-asian="bold" style:font-size-complex="15pt"/>
    </style:style>
    <style:style style:name="P3" style:family="paragraph" style:parent-style-name="Standard">
      <style:paragraph-properties fo:margin-left="0cm" fo:margin-right="0cm" fo:margin-top="0cm" fo:margin-bottom="0cm" fo:text-align="center" style:justify-single-word="false" fo:text-indent="0cm" style:auto-text-indent="false">
        <style:tab-stops>
          <style:tab-stop style:position="16.103cm"/>
        </style:tab-stops>
      </style:paragraph-properties>
      <style:text-properties style:font-name="Bitstream Charter1" fo:font-size="15pt" style:text-underline-style="none" fo:font-weight="bold" style:font-size-asian="15pt" style:font-weight-asian="bold" style:font-size-complex="15pt"/>
    </style:style>
    <style:style style:name="P4" style:family="paragraph" style:parent-style-name="Standard">
      <style:paragraph-properties fo:margin-left="0cm" fo:margin-right="0cm" fo:margin-top="0cm" fo:margin-bottom="0cm" fo:text-align="justify" style:justify-single-word="false" fo:text-indent="0cm" style:auto-text-indent="false">
        <style:tab-stops>
          <style:tab-stop style:position="16.103cm"/>
        </style:tab-stops>
      </style:paragraph-properties>
      <style:text-properties style:font-name="Bitstream Charter1" fo:font-size="11pt" fo:font-style="italic" style:text-underline-style="none" fo:font-weight="normal" style:font-size-asian="11pt" style:font-style-asian="italic" style:font-weight-asian="normal" style:font-size-complex="11pt" style:font-style-complex="italic" style:font-weight-complex="normal"/>
    </style:style>
    <style:style style:name="P5" style:family="paragraph" style:parent-style-name="Standard">
      <style:paragraph-properties fo:margin-left="0cm" fo:margin-right="0cm" fo:margin-top="0cm" fo:margin-bottom="0cm" fo:text-align="end" style:justify-single-word="false" fo:text-indent="0cm" style:auto-text-indent="false"/>
      <style:text-properties style:font-name="Bitstream Charter1" fo:font-size="11pt" fo:font-style="italic" style:font-size-asian="11pt" style:font-style-asian="italic" style:font-size-complex="11pt" style:font-style-complex="italic"/>
    </style:style>
    <style:style style:name="P6" style:family="paragraph" style:parent-style-name="Standard">
      <style:paragraph-properties fo:margin-left="0cm" fo:margin-right="0cm" fo:margin-top="0cm" fo:margin-bottom="0cm" fo:text-align="justify" style:justify-single-word="false" fo:text-indent="0cm" style:auto-text-indent="false">
        <style:tab-stops>
          <style:tab-stop style:position="16.103cm"/>
        </style:tab-stops>
      </style:paragraph-properties>
      <style:text-properties style:font-name="Bitstream Charter1" fo:font-size="11pt" style:text-underline-style="none" fo:font-weight="normal" style:font-size-asian="11pt" style:font-weight-asian="normal" style:font-size-complex="11pt" style:font-weight-complex="normal"/>
    </style:style>
    <style:style style:name="P7" style:family="paragraph" style:parent-style-name="Standard">
      <style:paragraph-properties fo:margin-left="0cm" fo:margin-right="0cm" fo:margin-top="0cm" fo:margin-bottom="0cm" fo:text-align="center" style:justify-single-word="false" fo:text-indent="0cm" style:auto-text-indent="false">
        <style:tab-stops>
          <style:tab-stop style:position="16.103cm"/>
        </style:tab-stops>
      </style:paragraph-properties>
      <style:text-properties style:font-name="Bitstream Charter1" fo:font-size="11pt" style:text-underline-style="none" fo:font-weight="normal" style:font-size-asian="11pt" style:font-weight-asian="normal" style:font-size-complex="11pt" style:font-weight-complex="normal"/>
    </style:style>
    <style:style style:name="P8" style:family="paragraph" style:parent-style-name="Standard">
      <style:paragraph-properties fo:margin-left="0cm" fo:margin-right="0cm" fo:margin-top="0cm" fo:margin-bottom="0cm" fo:text-align="justify" style:justify-single-word="false" fo:text-indent="0cm" style:auto-text-indent="false"/>
      <style:text-properties style:font-name="Bitstream Charter1" fo:font-size="9pt" fo:font-style="italic" style:font-size-asian="9pt" style:font-style-asian="italic" style:font-size-complex="9pt" style:font-style-complex="italic"/>
    </style:style>
    <style:style style:name="P9" style:family="paragraph" style:parent-style-name="Standard">
      <style:paragraph-properties fo:margin-left="0cm" fo:margin-right="0cm" fo:margin-top="0cm" fo:margin-bottom="0cm" fo:text-align="start" style:justify-single-word="false" fo:text-indent="0cm" style:auto-text-indent="false"/>
      <style:text-properties style:font-name="Bitstream Charter1" fo:font-size="9pt" fo:font-style="italic" style:font-size-asian="9pt" style:font-style-asian="italic" style:font-size-complex="9pt" style:font-style-complex="italic"/>
    </style:style>
    <style:style style:name="P10" style:family="paragraph" style:parent-style-name="Standard">
      <style:paragraph-properties fo:margin-left="0cm" fo:margin-right="0cm" fo:margin-top="0cm" fo:margin-bottom="0cm" fo:text-align="center" style:justify-single-word="false" fo:text-indent="0cm" style:auto-text-indent="false">
        <style:tab-stops>
          <style:tab-stop style:position="16.103cm"/>
        </style:tab-stops>
      </style:paragraph-properties>
      <style:text-properties style:font-name="Bitstream Charter1" fo:font-size="13pt" fo:font-style="italic" style:text-underline-style="none" fo:font-weight="normal" style:font-size-asian="13pt" style:font-style-asian="italic" style:font-weight-asian="normal" style:font-size-complex="13pt" style:font-style-complex="italic" style:font-weight-complex="normal"/>
    </style:style>
    <style:style style:name="P11" style:family="paragraph" style:parent-style-name="Normal">
      <style:paragraph-properties fo:margin-left="0cm" fo:margin-right="0cm" fo:margin-top="0cm" fo:margin-bottom="0cm" fo:text-align="center" style:justify-single-word="false" fo:text-indent="0cm" style:auto-text-indent="false">
        <style:tab-stops>
          <style:tab-stop style:position="16.103cm"/>
        </style:tab-stops>
      </style:paragraph-properties>
      <style:text-properties style:font-name="Bitstream Charter1" fo:font-size="11pt" fo:font-style="italic" style:text-underline-style="none" fo:font-weight="normal" style:font-name-asian="URW Chancery L" style:font-size-asian="11pt" style:font-style-asian="italic" style:font-weight-asian="normal" style:font-name-complex="URW Chancery L" style:font-size-complex="11pt" style:font-style-complex="italic" style:font-weight-complex="normal"/>
    </style:style>
    <style:style style:name="P12" style:family="paragraph" style:parent-style-name="Standard">
      <style:paragraph-properties fo:margin-left="0cm" fo:margin-right="0cm" fo:margin-top="0cm" fo:margin-bottom="0cm" fo:text-align="justify" style:justify-single-word="false" fo:text-indent="0cm" style:auto-text-indent="false" fo:break-before="page"/>
      <style:text-properties style:font-name="Bitstream Charter1" fo:font-size="9pt" fo:font-style="italic" style:font-size-asian="9pt" style:font-style-asian="italic" style:font-size-complex="9pt" style:font-style-complex="italic"/>
    </style:style>
    <style:style style:name="P13" style:family="paragraph" style:parent-style-name="Text_20_body">
      <style:paragraph-properties fo:text-align="justify" style:justify-single-word="false"/>
      <style:text-properties style:font-name="Bitstream Charter" fo:font-size="12pt" fo:font-style="italic" style:font-size-asian="12pt" style:font-style-asian="italic" style:font-size-complex="12pt" style:font-style-complex="italic"/>
    </style:style>
    <style:style style:name="P14" style:family="paragraph" style:parent-style-name="Text_20_body">
      <style:paragraph-properties fo:text-align="justify" style:justify-single-word="false"/>
      <style:text-properties style:font-name="Bitstream Charter" fo:font-size="11pt"/>
    </style:style>
    <style:style style:name="P15" style:family="paragraph" style:parent-style-name="Text_20_body">
      <style:paragraph-properties fo:text-align="end" style:justify-single-word="false"/>
      <style:text-properties style:font-name="Bitstream Charter" fo:font-size="11pt"/>
    </style:style>
    <style:style style:name="P16" style:family="paragraph" style:parent-style-name="Text_20_body">
      <style:paragraph-properties fo:text-align="justify" style:justify-single-word="false" fo:break-before="page"/>
      <style:text-properties style:font-name="Bitstream Charter" fo:font-size="11pt"/>
    </style:style>
    <style:style style:name="P17" style:family="paragraph" style:parent-style-name="Text_20_body">
      <style:paragraph-properties fo:margin-left="0.03cm" fo:margin-right="0cm" fo:margin-top="0cm" fo:margin-bottom="0cm" fo:text-align="justify" style:justify-single-word="false" fo:text-indent="0cm" style:auto-text-indent="false" fo:break-before="page"/>
      <style:text-properties style:font-name="Bitstream Charter" fo:font-size="11pt"/>
    </style:style>
    <style:style style:name="P18" style:family="paragraph" style:parent-style-name="Text_20_body">
      <style:paragraph-properties fo:margin-left="0.03cm" fo:margin-right="0cm" fo:margin-top="0cm" fo:margin-bottom="0cm" fo:text-align="justify" style:justify-single-word="false" fo:text-indent="0cm" style:auto-text-indent="false"/>
      <style:text-properties style:font-name="Bitstream Charter" fo:font-size="11pt"/>
    </style:style>
    <style:style style:name="P19" style:family="paragraph" style:parent-style-name="Text_20_body">
      <style:paragraph-properties fo:margin-left="0.03cm" fo:margin-right="0cm" fo:margin-top="0cm" fo:margin-bottom="0cm" fo:text-align="center" style:justify-single-word="false" fo:text-indent="0cm" style:auto-text-indent="false"/>
      <style:text-properties style:font-name="Bitstream Charter" fo:font-size="11pt"/>
    </style:style>
    <style:style style:name="P20" style:family="paragraph" style:parent-style-name="Text_20_body">
      <style:paragraph-properties fo:margin-top="0cm" fo:margin-bottom="0cm" fo:text-align="justify" style:justify-single-word="false"/>
      <style:text-properties style:font-name="Bitstream Charter" fo:font-size="11pt"/>
    </style:style>
    <style:style style:name="P21" style:family="paragraph" style:parent-style-name="Standard" style:master-page-name="Standard">
      <style:paragraph-properties fo:margin-left="0cm" fo:margin-right="0cm" fo:margin-top="0cm" fo:margin-bottom="0cm" fo:text-align="justify" style:justify-single-word="false" fo:text-indent="0cm" style:auto-text-indent="false" style:page-number="auto">
        <style:tab-stops>
          <style:tab-stop style:position="16.103cm"/>
        </style:tab-stops>
      </style:paragraph-properties>
      <style:text-properties style:font-name="Bitstream Charter1" fo:font-size="15pt" style:text-underline-style="none" fo:font-weight="bold" style:font-size-asian="15pt" style:font-weight-asian="bold" style:font-size-complex="15pt"/>
    </style:style>
    <style:style style:name="T1" style:family="text">
      <style:text-properties style:font-name="Bitstream Charter" fo:font-size="12pt" fo:font-style="normal" style:font-size-asian="12pt" style:font-style-asian="normal" style:font-size-complex="12pt" style:font-style-complex="normal"/>
    </style:style>
    <style:style style:name="T2" style:family="text">
      <style:text-properties fo:color="#140d0a" style:font-name="Bitstream Charter" fo:font-style="normal" style:font-size-asian="11pt" style:font-style-asian="normal" style:font-size-complex="11pt" style:font-style-complex="normal"/>
    </style:style>
    <style:style style:name="T3" style:family="text">
      <style:text-properties fo:color="#140d0a" style:font-name="Bitstream Charter" fo:font-style="italic" style:font-size-asian="11pt" style:font-style-asian="italic" style:font-size-complex="11pt" style:font-style-complex="italic"/>
    </style:style>
    <style:style style:name="T4" style:family="text">
      <style:text-properties fo:color="#140d0a" style:font-name="DejaVu Serif" fo:font-style="normal" style:font-size-asian="11pt" style:font-style-asian="normal" style:font-size-complex="11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
      <text:p text:style-name="P2"/>
      <text:p text:style-name="P2"/>
      <text:p text:style-name="P2"/>
      <text:p text:style-name="P3">Les Non-humains, tome 2</text:p>
      <text:p text:style-name="P3"/>
      <text:p text:style-name="P3"/>
      <text:p text:style-name="P3"/>
      <text:p text:style-name="P10">« Liberté et brosses à dent »</text:p>
      <text:p text:style-name="P3"/>
      <text:p text:style-name="P3"/>
      <text:p text:style-name="P3"/>
      <text:p text:style-name="P3"/>
      <text:p text:style-name="P11"/>
      <text:p text:style-name="P4"/>
      <text:p text:style-name="P6"/>
      <text:p text:style-name="P6"/>
      <text:p text:style-name="P6"/>
      <text:p text:style-name="P6"/>
      <text:p text:style-name="P6"/>
      <text:p text:style-name="P7">une geekerie de Lionel Dricot</text:p>
      <text:p text:style-name="P16"><text:span text:style-name="Teletype"><text:span text:style-name="T2"/></text:span></text:p>
      <text:p text:style-name="P14"><text:span text:style-name="Teletype"><text:span text:style-name="T2"/></text:span></text:p>
      <text:p text:style-name="P14"><text:span text:style-name="Teletype"><text:span text:style-name="T2"/></text:span></text:p>
      <text:p text:style-name="P14"><text:span text:style-name="Teletype"><text:span text:style-name="T2"/></text:span></text:p>
      <text:p text:style-name="P14"><text:span text:style-name="Teletype"><text:span text:style-name="T2"/></text:span></text:p>
      <text:p text:style-name="P14"><text:span text:style-name="Teletype"><text:span text:style-name="T2"/></text:span></text:p>
      <text:p text:style-name="P14"><text:span text:style-name="Teletype"><text:span text:style-name="T2"/></text:span></text:p>
      <text:p text:style-name="P14"><text:span text:style-name="Teletype"><text:span text:style-name="T2"/></text:span></text:p>
      <text:p text:style-name="P15"><text:span text:style-name="Teletype"><text:span text:style-name="T3">À ceux qui lisent et partagent,</text:span></text:span></text:p>
      <text:p text:style-name="P17"><text:span text:style-name="Teletype"><text:span text:style-name="T2">— Vista ! </text:span></text:span></text:p>
      <text:p text:style-name="P18"><text:span text:style-name="Teletype"><text:span text:style-name="T2">D'un soupir résigné, la jeune femme se retourna : </text:span></text:span></text:p>
      <text:p text:style-name="P18"><text:span text:style-name="Teletype"><text:span text:style-name="T2">— Oui père ? </text:span></text:span></text:p>
      <text:p text:style-name="P18"><text:span text:style-name="Teletype"><text:span text:style-name="T2">Il était surprenant de lire une telle volonté sur ce visage dont la pâleur se clairsemait des derniers stigmates d'une jeunesse fatiguée. </text:span></text:span></text:p>
      <text:p text:style-name="P18"><text:span text:style-name="Teletype"><text:span text:style-name="T2">— Vista, ma fille, j'apprends que vous fréquentez encore ces… ces « autres », ces moins que rien. </text:span></text:span></text:p>
      <text:p text:style-name="P18"><text:span text:style-name="Teletype"><text:span text:style-name="T2">— Cela vous étonne-t-il père ? Ne vous ai-je pas dit qu'il vous faudrait m'enfermer si vous vouliez que j'obéisse à vos ineptes préjugés. </text:span></text:span></text:p>
      <text:p text:style-name="P18"><text:span text:style-name="Teletype"><text:span text:style-name="T2">Le vieil homme étouffa une exclamation. </text:span></text:span></text:p>
      <text:p text:style-name="P18"><text:span text:style-name="Teletype"><text:span text:style-name="T2">— Vous me devez le respect, Mademoiselle ma fille. Vous êtes jeune, inexpérimentée. Peut-être devrais-je vous pardonner car vous n'êtes pas en mesure de saisir l'importance du mal que ces… ces hors-la-loi nous causent. Ils sont en train de briser les fondements même de notre société. </text:span></text:span></text:p>
      <text:p text:style-name="P18"><text:span text:style-name="Teletype"><text:span text:style-name="T2">Vista tourna ostensiblement le dos à son géniteur. </text:span></text:span></text:p>
      <text:p text:style-name="P18"><text:span text:style-name="Teletype"><text:span text:style-name="T2">— Voilà autre chose. Briser les fondements de notre société. </text:span></text:span></text:p>
      <text:p text:style-name="P18"><text:span text:style-name="Teletype"><text:span text:style-name="T2">Ignorant l'offense, Sir Georges se dirigea vers l'encadrement de la porte. </text:span></text:span></text:p>
      <text:p text:style-name="P18"><text:span text:style-name="Teletype"><text:span text:style-name="T2">— Qu'à cela ne tienne, je vous prends au mot. Je vais fermer la porte de votre chambre et en garder la clé. Je ne tiens pas à ce que ma progéniture se compromette avec cette engeance. </text:span></text:span></text:p>
      <text:p text:style-name="P18"><text:span text:style-name="Teletype"><text:span text:style-name="T2">Parcourant la pièce du regard, il ajouta en direction de la forme immobile qui se tenait devant la fenêtre: </text:span></text:span></text:p>
      <text:p text:style-name="P18"><text:span text:style-name="Teletype"><text:span text:style-name="T2">— C'est pour votre bien. C'est l'amour d'un père qui s'exprime. Je ne souhaite que votre bonheur. </text:span></text:span></text:p>
      <text:p text:style-name="P18"><text:span text:style-name="Teletype"><text:span text:style-name="T2">Il sortit. </text:span></text:span></text:p>
      <text:p text:style-name="P18"><text:soft-page-break/><text:span text:style-name="Teletype"><text:span text:style-name="T2">Les yeux dans le vague, Vista observait sans le regarder un vieil homme dépenaillé qui remontait le trottoir enneigé. Le pauvre hère posa son chapeau devant lui puis, sortant un ukulélé de sa manche, se mit à fredonner un air connu. Cet air lancinant et triste racontant les amours contrariées d'un pauvre homme et d'une riche demoiselle. Mais si, vous le connaissez ! Oui, celui-là ! Le troubadour n'était pas encore au refrain que deux matamores en uniformes l'agrippèrent par les bras et, sans une protestation de sa part, le jetèrent dans une fourgonnette. L'attelage disparut aussi vite qu'il était venu, ne laissant dans la neige que les restes piétinés de l'instrument. </text:span></text:span></text:p>
      <text:p text:style-name="P18"><text:span text:style-name="Teletype"><text:span text:style-name="T2">— Briser notre société. Est-ce une si mauvaise chose finalement ? </text:span></text:span></text:p>
      <text:p text:style-name="P18"><text:span text:style-name="Teletype"><text:span text:style-name="T2">Son murmure dessina une étrange sarabande de buée sur les vitres de la chambre. </text:span></text:span></text:p>
      <text:p text:style-name="P18"><text:span text:style-name="Teletype"><text:span text:style-name="T2"/></text:span></text:p>
      <text:p text:style-name="P19"><text:span text:style-name="Teletype"><text:span text:style-name="T2">* </text:span></text:span></text:p>
      <text:p text:style-name="P18"><text:span text:style-name="Teletype"><text:span text:style-name="T2"/></text:span></text:p>
      <text:p text:style-name="P18"><text:span text:style-name="Teletype"><text:span text:style-name="T2">— Lilo ! Tu es incroyable, ça fonctionne ! </text:span></text:span></text:p>
      <text:p text:style-name="P18"><text:span text:style-name="Teletype"><text:span text:style-name="T2">— Bien sûr que ça fonctionne. Ne t'ai-je pas dit que je ne comprenais pas pourquoi ColPorte n'y avait pas pensé ?</text:span></text:span></text:p>
      <text:p text:style-name="P18"><text:span text:style-name="Teletype"><text:span text:style-name="T2">— Tu avais raison, ça nettoie vraiment mieux. </text:span></text:span></text:p>
      <text:p text:style-name="P18"><text:span text:style-name="Teletype"><text:span text:style-name="T2">Joignant le geste à la parole, Fed prit une brosse à dent aux dessins bizarres et l'enfourna dans sa grande bouche. </text:span></text:span></text:p>
      <text:p text:style-name="P18"><text:span text:style-name="Teletype"><text:span text:style-name="T2">— Ch'est génial ! Cha nettoie les dents en quelques checondes à peine. </text:span></text:span></text:p>
      <text:p text:style-name="P18"><text:span text:style-name="Teletype"><text:span text:style-name="T2">— Cela va améliorer notre haleine. Certains d'entre nous en ont vraiment besoin. </text:span></text:span></text:p>
      <text:p text:style-name="P18"><text:soft-page-break/><text:span text:style-name="Teletype"><text:span text:style-name="T2">— Tu penses au bon vieux père Ubu ? Pourtant il essaye de se rafra</text:span></text:span><text:span text:style-name="Teletype"><text:span text:style-name="T4">î</text:span></text:span><text:span text:style-name="Teletype"><text:span text:style-name="T2">chir à coup de pastilles mentholées. </text:span></text:span></text:p>
      <text:p text:style-name="P18"><text:span text:style-name="Teletype"><text:span text:style-name="T2">— Je n'ai jamais aimé la menthe. Du coup, j'ai demandé à Deb de lui porter un paquet de nos brosses à dent. </text:span></text:span></text:p>
      <text:p text:style-name="P18"><text:span text:style-name="Teletype"><text:span text:style-name="T2">Fed fit une moue de désaccord. </text:span></text:span></text:p>
      <text:p text:style-name="P18"><text:span text:style-name="Teletype"><text:span text:style-name="T2">— Je sais, enchaina Lilo, tu n'aimes pas Deb. Mais moi, je trouve qu'elle fait bien son boulot. Elle est rapide et efficace ! </text:span></text:span></text:p>
      <text:p text:style-name="P18"><text:span text:style-name="Teletype"><text:span text:style-name="T2">Fed se renfrogna. Avisant un poisson coffre empaillé qui trainait par terre, il s'en saisit: </text:span></text:span></text:p>
      <text:p text:style-name="P18"><text:span text:style-name="Teletype"><text:span text:style-name="T2">— Ce truc traîne partout tout le temps, tu ne pourrais pas le ranger une fois pour toute ? </text:span></text:span></text:p>
      <text:p text:style-name="P18"><text:span text:style-name="Teletype"><text:span text:style-name="T2">— Je t'ai déjà dit que je n'arrive pas à l'installer correctement. Mais quelle est cette saute d'humeur ? Fed, je ne comprends pas. Nous pouvons être fier de nous, tu ne penses pas ? Colporte ne distribuait cette brosse à dent révolutionnaire qu'au Paname… </text:span></text:span></text:p>
      <text:p text:style-name="P18"><text:span text:style-name="Teletype"><text:span text:style-name="T2">— Comme si le monde n'existait pas en dehors du Paname, enchaina Fed. </text:span></text:span></text:p>
      <text:p text:style-name="P18"><text:span text:style-name="Teletype"><text:span text:style-name="T2">— … et non seulement nous la rendons disponible mondialement sur n'importe quel printeur connecté au réseau mais en plus nous y apportons des améliorations substantielles. Il y a de quoi être heureux, non ? </text:span></text:span></text:p>
      <text:p text:style-name="P18"><text:span text:style-name="Teletype"><text:span text:style-name="T2">— Écoute, Lilo. Je me demande parfois si nous n'allons pas trop loin. Que vont-ils faire ? </text:span></text:span></text:p>
      <text:p text:style-name="P18"><text:span text:style-name="Teletype"><text:span text:style-name="T2">— Et si nous allions en bas en discuter avec les autres ? </text:span></text:span></text:p>
      <text:p text:style-name="P18"><text:span text:style-name="Teletype"><text:span text:style-name="T2">— Bonne idée, Bersacelli nous servira un petit cordial. Ça va nous remonter. </text:span></text:span></text:p>
      <text:p text:style-name="P18"><text:span text:style-name="Teletype"><text:span text:style-name="T2"/></text:span></text:p>
      <text:p text:style-name="P19"><text:span text:style-name="Teletype"><text:span text:style-name="T2">* </text:span></text:span></text:p>
      <text:p text:style-name="P18"><text:soft-page-break/><text:span text:style-name="Teletype"><text:span text:style-name="T2"/></text:span></text:p>
      <text:p text:style-name="P18"><text:span text:style-name="Teletype"><text:span text:style-name="T2">— Mon cher Georges, les instances supérieures m'ont fait part d'une grande inquiétude envers les agissements des amis de votre fille. </text:span></text:span></text:p>
      <text:p text:style-name="P18"><text:span text:style-name="Teletype"><text:span text:style-name="T2">— Arthur ! Vous savez aussi bien que moi que je réprouve totalement ses fréquentations. Mais elle n'en reste pas moins issue de ma chair. </text:span></text:span></text:p>
      <text:p text:style-name="P18"><text:span text:style-name="Teletype"><text:span text:style-name="T2">— Georges, le problème prend de l'ampleur. Prescrire d'absurdes notions de bien et de mal nous a été très utile mais cela n'est plus suffisant. Il nous faut prendre des mesures fortes. </text:span></text:span></text:p>
      <text:p text:style-name="P18"><text:span text:style-name="Teletype"><text:span text:style-name="T2">— Je travaille à ce projet de loi… </text:span></text:span></text:p>
      <text:p text:style-name="P18"><text:span text:style-name="Teletype"><text:span text:style-name="T2">— Plus que des mots, il nous faut des actes ! </text:span></text:span></text:p>
      <text:p text:style-name="P18"><text:span text:style-name="Teletype"><text:span text:style-name="T2">— Mais nous actâmes, nous actâmes ! </text:span></text:span></text:p>
      <text:p text:style-name="P18"><text:span text:style-name="Teletype"><text:span text:style-name="T2">— Actes légaux qui s'avèrent inefficaces. </text:span></text:span></text:p>
      <text:p text:style-name="P18"><text:span text:style-name="Teletype"><text:span text:style-name="T2">Un petit homme rond et chauve s'approcha en ajustant son monocle. </text:span></text:span></text:p>
      <text:p text:style-name="P18"><text:span text:style-name="Teletype"><text:span text:style-name="T2">— Gentlemen, je pense avoir une solution à vos problèmes. </text:span></text:span></text:p>
      <text:p text:style-name="P18"><text:span text:style-name="Teletype"><text:span text:style-name="T2">Sir Arthur, drapé de son élégant costume, se leva pour accueillir le nouveau venu. </text:span></text:span></text:p>
      <text:p text:style-name="P18"><text:span text:style-name="Teletype"><text:span text:style-name="T2">— Docteur McOazix ! Quel plaisir de vous voir au Club. Prenez donc place et racontez-nous ce qui nous vaut le plaisir de votre venue ! </text:span></text:span></text:p>
      <text:p text:style-name="P18"><text:span text:style-name="Teletype"><text:span text:style-name="T2">— Messieurs, mes recherches m'ont permis de mettre au point un être qui ressemble en tout point à ce bétail rebelle que vous semblez tant craindre. La chose elle-même n'a pas conscience d'être différente. Elle se revendique des mêmes chimères: liberté, gratuité, amoralité. </text:span></text:span></text:p>
      <text:p text:style-name="P18"><text:span text:style-name="Teletype"><text:span text:style-name="T2">— Au fait, docteur, au fait ! </text:span></text:span></text:p>
      <text:p text:style-name="P18"><text:span text:style-name="Teletype"><text:span text:style-name="T2">Marquant une pause, le sinistre personnage parcouru</text:span></text:span><text:span text:style-name="Teletype"><text:span text:style-name="T4">t</text:span></text:span><text:span text:style-name="Teletype"><text:span text:style-name="T2"> son auditoire d'un regard où pointait un léger </text:span></text:span><text:soft-page-break/><text:span text:style-name="Teletype"><text:span text:style-name="T2">strabisme. Sir Georges et Sir Arthur retenaient leur respiration. </text:span></text:span></text:p>
      <text:p text:style-name="P18"><text:span text:style-name="Teletype"><text:span text:style-name="T2">— Et</text:span></text:span><text:span text:style-name="Teletype"><text:span text:style-name="T2"> bien, contrairement aux autres, cet être est sans le savoir sous notre complet contrôle. Ce qu'il dit, ce qu'il fait, l'endroit où il se trouve. Tout <text:s/>cela, nous le savons en permanence. Nous pouvons même lui ordonner d'effectuer n'importe quelle action. </text:span></text:span></text:p>
      <text:p text:style-name="P18"><text:span text:style-name="Teletype"><text:span text:style-name="T2">— Vous voulez dire que vous avez mis au point des robots capable</text:span></text:span><text:span text:style-name="Teletype"><text:span text:style-name="T4">s</text:span></text:span><text:span text:style-name="Teletype"><text:span text:style-name="T2"> d'infiltrer cette frange séditieuse, s'enquit Sir Georges ? </text:span></text:span></text:p>
      <text:p text:style-name="P18"><text:span text:style-name="Teletype"><text:span text:style-name="T2">— Je préfère parler d'androïdes, si vous n'y voyez pas d'inconvénients. </text:span></text:span></text:p>
      <text:p text:style-name="P18"><text:span text:style-name="Teletype"><text:span text:style-name="T2">— Mais c'est merveilleux, s'esclaffa Sir Arthur. Quand seront-ils prêts ? </text:span></text:span></text:p>
      <text:p text:style-name="P18"><text:span text:style-name="Teletype"><text:span text:style-name="T2">— N'en déplaise au gouvernement de Sa Majesté, mon cher Ministre, je m'attendais à votre enthousiasme. Aussi ai-je pris l'initiative de lancer l'opération. Mes androïdes sont déjà à pied d'œuvre, infiltré</text:span></text:span><text:span text:style-name="Teletype"><text:span text:style-name="T4">s</text:span></text:span><text:span text:style-name="Teletype"><text:span text:style-name="T2"> parmi les groupuscules les plus remuants. </text:span></text:span></text:p>
      <text:p text:style-name="P18"><text:span text:style-name="Teletype"><text:span text:style-name="T2">Les trois hommes échangèrent un regard de complice satisfaction. Sir Arthur esquissa un sourire. </text:span></text:span></text:p>
      <text:p text:style-name="P18"><text:span text:style-name="Teletype"><text:span text:style-name="T2">— Gentlemen, je propose un toast. </text:span></text:span></text:p>
      <text:p text:style-name="P18"><text:span text:style-name="Teletype"><text:span text:style-name="T2"/></text:span></text:p>
      <text:p text:style-name="P19"><text:span text:style-name="Teletype"><text:span text:style-name="T2">* </text:span></text:span></text:p>
      <text:p text:style-name="P18"><text:span text:style-name="Teletype"><text:span text:style-name="T2"/></text:span></text:p>
      <text:p text:style-name="P18"><text:span text:style-name="Teletype"><text:span text:style-name="T2">Fed déposa son chapeau d'un rouge particulièrement vif sur la table de la cuisine. D'un regard, il engloba la petite assemblée hétéroclite. </text:span></text:span></text:p>
      <text:p text:style-name="P18"><text:span text:style-name="Teletype"><text:span text:style-name="T2">— Mes amis, je pense qu'il est temps de discuter sérieusement l'avenir de notre petite association et de nos actions.</text:span></text:span></text:p>
      <text:p text:style-name="P18"><text:span text:style-name="Teletype"><text:span text:style-name="T2">Un nain hirsute posa sa barbe sur le rebord de la table : </text:span></text:span></text:p>
      <text:p text:style-name="P18"><text:soft-page-break/><text:span text:style-name="Teletype"><text:span text:style-name="T2">— Pas de compromis ! Jamais ! J'avais raison ! </text:span></text:span></text:p>
      <text:p text:style-name="P18"><text:span text:style-name="Teletype"><text:span text:style-name="T2">Tous semblèrent l'ignorer. </text:span></text:span></text:p>
      <text:p text:style-name="P18"><text:span text:style-name="Teletype"><text:span text:style-name="T2">— Discuter des statuts de notre association ? poursuivit un grand dadais aux cheveux bleus. </text:span></text:span></text:p>
      <text:p text:style-name="P18"><text:span text:style-name="Teletype"><text:span text:style-name="T2">— Les statuts nets tiennent en moins de cent-quarante caractères, pas besoin d'en discuter, répliqua Lilo. </text:span></text:span></text:p>
      <text:p text:style-name="P18"><text:span text:style-name="Teletype"><text:span text:style-name="T2">Fed enchaina : </text:span></text:span></text:p>
      <text:p text:style-name="P18"><text:span text:style-name="Teletype"><text:span text:style-name="T2">— Il y a trois ans, Lilo et moi avons construit notre premier printeur avec des plans trouvés sur le réseau. Tu t'en souviens Lilo ? </text:span></text:span></text:p>
      <text:p text:style-name="P18"><text:span text:style-name="Teletype"><text:span text:style-name="T2">— Bien sûr ! Cela me semble tellement loin maintenant. C'était juste après avoir</text:span></text:span><text:span text:style-name="Teletype"><text:span text:style-name="T2"> rencontré Vista. <text:s/>À l'époque, imprimer en 3D était extrêmement compliqué. Pour ne pas dire révolutionnaire.</text:span></text:span></text:p>
      <text:p text:style-name="P18"><text:span text:style-name="Teletype"><text:span text:style-name="T2">— Mais ton idée de génie ça a été de construire un printeur qui pouvait lui-même être printé. Tu as diffusé les plans sur le réseau et, en quelques mois, chaque foyer était équipé. Le plasfluide est même distribué par canalisation dans les immeubles les plus modernes. Franchement, bravo Lilo ! </text:span></text:span></text:p>
      <text:p text:style-name="P18"><text:span text:style-name="Teletype"><text:span text:style-name="T2">— Oui, bravo ! RT ! ajouta l'homme aux cheveux bleus. </text:span></text:span></text:p>
      <text:p text:style-name="P18"><text:span text:style-name="Teletype"><text:span text:style-name="T2">— Tu sais, je ne suis qu'un maillon de la communauté. </text:span></text:span></text:p>
      <text:p text:style-name="P18"><text:span text:style-name="Teletype"><text:span text:style-name="T2">Une jeune femme aux cheveux rouges entra dans la pièce en défaisant sa lourde écharpe multicolore. </text:span></text:span></text:p>
      <text:p text:style-name="P18"><text:span text:style-name="Teletype"><text:span text:style-name="T2">— Salut la compagnie. J'ai été voir ce vieux ronchon de père Ubu, il vous remercie pour le paquet. </text:span></text:span></text:p>
      <text:p text:style-name="P18"><text:span text:style-name="Teletype"><text:span text:style-name="T2">Fed se redressa: </text:span></text:span></text:p>
      <text:p text:style-name="P18"><text:span text:style-name="Teletype"><text:span text:style-name="T2">— La ferme ! Tu ne vois pas qu'on est en réunion </text:span></text:span><text:span text:style-name="Teletype"><text:span text:style-name="T2">? Assieds-toi et tais-toi ! </text:span></text:span></text:p>
      <text:p text:style-name="P18"><text:span text:style-name="Teletype"><text:span text:style-name="T2">— On se calme ! Un peu de respect espèce de fenêtre vérolée. </text:span></text:span></text:p>
      <text:p text:style-name="P18"><text:span text:style-name="Teletype"><text:span text:style-name="T2">— Retire-ça tout de suite, toi qui te fais pomper par le père Ubu ! </text:span></text:span></text:p>
      <text:p text:style-name="P18"><text:soft-page-break/><text:span text:style-name="Teletype"><text:span text:style-name="T2">— Oula, je comprends ! Monsieur est jaloux ! Monsieur Fed voudrait la communauté à ses pieds ! </text:span></text:span></text:p>
      <text:p text:style-name="P18"><text:span text:style-name="Teletype"><text:span text:style-name="T2">Lilo se leva et les sépara en écartant les bras d'un geste tranquille. </text:span></text:span></text:p>
      <text:p text:style-name="P18"><text:span text:style-name="Teletype"><text:span text:style-name="T2">— Doucement les amoureux. Doucement. Pas besoin de se chamailler. Je vous rappelle qu'on est du même bord. </text:span></text:span></text:p>
      <text:p text:style-name="P18"><text:span text:style-name="Teletype"><text:span text:style-name="T2">L'énergumène aux cheveux bleus ricana : </text:span></text:span></text:p>
      <text:p text:style-name="P18"><text:span text:style-name="Teletype"><text:span text:style-name="T2">— Fed fait le troll. Lol ! </text:span></text:span></text:p>
      <text:p text:style-name="P18"><text:span text:style-name="Teletype"><text:span text:style-name="T2">— Oh toi Twit, pas besoin d'en rajouter. Ne jette pas de l'huile sur le CPU tu veux ? </text:span></text:span></text:p>
      <text:p text:style-name="P18"><text:span text:style-name="Teletype"><text:span text:style-name="T2">Le nain ronchonna : </text:span></text:span></text:p>
      <text:p text:style-name="P18"><text:span text:style-name="Teletype"><text:span text:style-name="T2">— De toutes façons, il n'y en a pas un pour rattraper l'autre. Pas de compromis, j'avais raison. </text:span></text:span></text:p>
      <text:p text:style-name="P18"><text:span text:style-name="Teletype"><text:span text:style-name="T2">— Mes amis, fit Lilo en haussant la voix, je vais poster sur le réseau les plans de notre brosse à dent améliorée. N'importe quel printeur relié au réseau sera en mesure de la reproduire. </text:span></text:span></text:p>
      <text:p text:style-name="P18"><text:span text:style-name="Teletype"><text:span text:style-name="T2">— N'empêche, interrompit Fed, cela ne va pas faire que des heureux chez Colporte. </text:span></text:span></text:p>
      <text:p text:style-name="P18"><text:span text:style-name="Teletype"><text:span text:style-name="T2">— Est-ce notre problème ? </text:span></text:span></text:p>
      <text:p text:style-name="P18"><text:span text:style-name="Teletype"><text:span text:style-name="T2">— Oui Lilo. C'est important. Cet acte va être perçu comme une véritable déclaration de guerre à l'industrie traditionnelle. Ils ne vont pas nous laisser faire en nous tapotant l'épaule. Nous allons servir de boucs émissaires pour tous les maux de cette société : chômage, paupérisation, pollution, yorkshires… </text:span></text:span></text:p>
      <text:p text:style-name="P18"><text:span text:style-name="Teletype"><text:span text:style-name="T2">— Que veux-tu donc qu'ils fassent ? </text:span></text:span></text:p>
      <text:p text:style-name="P18"><text:span text:style-name="Teletype"><text:span text:style-name="T2">— La même chose que maintenant mais en pire. Interdire tout. Jeter en prison. Taxer le plasfluide à des </text:span></text:span><text:span text:style-name="Teletype"><text:span text:style-name="T2">taux exorbitants. Écraser la créativité sous le talon de la tradition et de la bienséance. </text:span></text:span></text:p>
      <text:p text:style-name="P18"><text:soft-page-break/><text:span text:style-name="Teletype"><text:span text:style-name="T2">— J'avais raison, j'avais raison, fit le nain en postillonnant. Pas de compromis ! </text:span></text:span></text:p>
      <text:p text:style-name="P18"><text:span text:style-name="Teletype"><text:span text:style-name="T2">— Oui Richard, fit Fed. Tu pues, tu devrais te laver plus souvent mais tu avais raison. </text:span></text:span></text:p>
      <text:p text:style-name="P18"><text:span text:style-name="Teletype"><text:span text:style-name="T2">Lilo parcourut l'assemblée du regard. </text:span></text:span></text:p>
      <text:p text:style-name="P18"><text:span text:style-name="Teletype"><text:span text:style-name="T2">— Et si on pouvait tout simplement télécharger le plasfluide depuis le réseau ? Ne serions-nous pas indétectables ?</text:span></text:span></text:p>
      <text:p text:style-name="P18"><text:span text:style-name="Teletype"><text:span text:style-name="T2">— Oui mais c'est malheureusement impossible ! </text:span></text:span></text:p>
      <text:p text:style-name="P18"><text:span text:style-name="Teletype"><text:span text:style-name="T2">Lilo adressa à tous un regard malicieux. </text:span></text:span></text:p>
      <text:p text:style-name="P18"><text:span text:style-name="Teletype"><text:span text:style-name="T2">— Quand on est libre, rien d'impossible. Suivez-moi à la cave, vous allez voir. </text:span></text:span></text:p>
      <text:p text:style-name="P18"><text:span text:style-name="Teletype"><text:span text:style-name="T2">— #breaking, siffla Twit. </text:span></text:span></text:p>
      <text:p text:style-name="P18"><text:span text:style-name="Teletype"><text:span text:style-name="T2"/></text:span></text:p>
      <text:p text:style-name="P19"><text:span text:style-name="Teletype"><text:span text:style-name="T2">* </text:span></text:span></text:p>
      <text:p text:style-name="P18"><text:span text:style-name="Teletype"><text:span text:style-name="T2"/></text:span></text:p>
      <text:p text:style-name="P18"><text:span text:style-name="Teletype"><text:span text:style-name="T2">La rue était sombre et sinistre. La réverbération des lampadaires sur la neige défraîchie achevait de lui donner un air blafard, funèbre. Une petite forme ronde et claudicante se dirigea vers l'entrée d'une majestueuse demeure avant d'actionner le marteau. Un domestique ensommeillé entrebâilla la porte. </text:span></text:span></text:p>
      <text:p text:style-name="P18"><text:span text:style-name="Teletype"><text:span text:style-name="T2">— Qu'est-ce qu'il veut ? </text:span></text:span></text:p>
      <text:p text:style-name="P18"><text:span text:style-name="Teletype"><text:span text:style-name="T2">— Dîtes à Sir Georges que le docteur McOazix veut le voir ! </text:span></text:span></text:p>
      <text:p text:style-name="P18"><text:span text:style-name="Teletype"><text:span text:style-name="T2">— À c'te heure ? Mon bon monsieur, les honnêtes gens sont couchés ou devant la dernière saison de leur série imposée. </text:span></text:span></text:p>
      <text:p text:style-name="P18"><text:span text:style-name="Teletype"><text:span text:style-name="T2">— Ai-je la tête d'un honnête homme ? Alors ouvrez ! </text:span></text:span></text:p>
      <text:p text:style-name="P18"><text:span text:style-name="Teletype"><text:span text:style-name="T2">Le domestique hésita, perturbé par la logique de l'étrange individu. Une voix retentit depuis le haut du vestibule : </text:span></text:span></text:p>
      <text:p text:style-name="P18"><text:span text:style-name="Teletype"><text:span text:style-name="T2">— Windau, qui est-ce ? </text:span></text:span></text:p>
      <text:p text:style-name="P18"><text:soft-page-break/><text:span text:style-name="Teletype"><text:span text:style-name="T2">— Un certain docteur, maître. Il insiste. </text:span></text:span></text:p>
      <text:p text:style-name="P18"><text:span text:style-name="Teletype"><text:span text:style-name="T2">— Laissez-le entrer. Vous pouvez disposer, nous n'avons plus besoin de vous. </text:span></text:span></text:p>
      <text:p text:style-name="P18"><text:span text:style-name="Teletype"><text:span text:style-name="T2">Un sourire passa sur les lèvres du domestique qui s'en fut sans demander son reste. </text:span></text:span></text:p>
      <text:p text:style-name="P18"><text:span text:style-name="Teletype"><text:span text:style-name="T2">— Entrez docteur, désolé pour cet accueil glacial. Que voulez-vous, il n'y a plus de petit personnel. </text:span></text:span></text:p>
      <text:p text:style-name="P18"><text:span text:style-name="Teletype"><text:span text:style-name="T2">— Ce Windau m'a l'air passablement ralenti. Vous avez confiance en lui ? </text:span></text:span></text:p>
      <text:p text:style-name="P18"><text:span text:style-name="Teletype"><text:span text:style-name="T2">— Que voulez-vous, on n'a guère le choix de nos jours. Il est souvent malade et très maladroit. </text:span></text:span></text:p>
      <text:p text:style-name="P18"><text:span text:style-name="Teletype"><text:span text:style-name="T2">— Pourquoi le gardez-vous alors ? </text:span></text:span></text:p>
      <text:p text:style-name="P18"><text:span text:style-name="Teletype"><text:span text:style-name="T2">— Disons qu'il excelle à l'office. C'est une qualité indéniable. Mais entrez, entrez ! Ne restez pas planté là par ce froid. Allons dans le petit fumoir à l'étage, nous y serons plus tranquille. </text:span></text:span></text:p>
      <text:p text:style-name="P18"><text:span text:style-name="Teletype"><text:span text:style-name="T2">Les deux hommes se mirent à gravir les marches du monumental escalier en chêne. </text:span></text:span></text:p>
      <text:p text:style-name="P18"><text:span text:style-name="Teletype"><text:span text:style-name="T2">— Dites-moi docteur, vos androïdes sont-ils bien infiltrés parmi les rebelles ? </text:span></text:span></text:p>
      <text:p text:style-name="P18"><text:span text:style-name="Teletype"><text:span text:style-name="T2">— De plus en plus, Sir Georges. Ils ne se doutent de rien. Nous recevons toutes les informations concernant leurs réunions les plus secrètes. </text:span></text:span></text:p>
      <text:p text:style-name="P18"><text:span text:style-name="Teletype"><text:span text:style-name="T2">— Cela tombe bien car nous comptons lancer sous peu une brosse à dent révolutionnaire. Et nous souhaitons contrôler exactement la campagne publicitaire qui va accompagner ce lancement. </text:span></text:span></text:p>
      <text:p text:style-name="P18"><text:span text:style-name="Teletype"><text:span text:style-name="T2">Ils claquèrent la porte du fumoir. </text:span></text:span></text:p>
      <text:p text:style-name="P18"><text:span text:style-name="Teletype"><text:span text:style-name="T2"/></text:span></text:p>
      <text:p text:style-name="P18"><text:span text:style-name="Teletype"><text:span text:style-name="T2">Dans sa chambre, l'oreille collée à la serrure, Vista retenait son souffle. </text:span></text:span></text:p>
      <text:p text:style-name="P18"><text:span text:style-name="Teletype"><text:span text:style-name="T2">— Il faut prévenir Lilo, murmura-t-elle. </text:span></text:span></text:p>
      <text:p text:style-name="P18"><text:soft-page-break/><text:span text:style-name="Teletype"><text:span text:style-name="T2">S'approchant de la fenêtre, elle contempla la rue, un étage et demi plus bas. Le joueur d'ukulélé était revenu, après un probable passage à tabac. Tristement, il ramassait les miettes de son instrument, ignorant superbement le froid, la nuit et les bourrasques de neige. Vista enjamba le rebord. </text:span></text:span></text:p>
      <text:p text:style-name="P18"><text:span text:style-name="Teletype"><text:span text:style-name="T2">— Un peu de courage ma fille. La porte est fermée, tu n'as guère le choix. </text:span></text:span></text:p>
      <text:p text:style-name="P18"><text:span text:style-name="Teletype"><text:span text:style-name="T2">Lentement, elle se retourna et fit pendre ses pieds dans le vide. Son ventre se griffa sur la pierre bleue du rebord. D'une main, elle agrippa le câble du para-tonnerre. </text:span></text:span></text:p>
      <text:p text:style-name="P18"><text:span text:style-name="Teletype"><text:span text:style-name="T2">— Allons, tu l'as fait des dizaines de fois quand tu étais gamine. </text:span></text:span></text:p>
      <text:p text:style-name="P18"><text:span text:style-name="Teletype"><text:span text:style-name="T2">Elle s'élança. Un craquement courut le long du mur. Pendant une fraction de seconde, elle se sentit flotter, voler, virevolter. Trottoir. L'impression d'être percuté</text:span></text:span><text:span text:style-name="Teletype"><text:span text:style-name="T4">e</text:span></text:span><text:span text:style-name="Teletype"><text:span text:style-name="T2"> par un troupeau de gnous en plein galop. Un goût de sang dans la bouche, dans les yeux, dans les poumons. Une forme qui se penche sur elle. </text:span></text:span></text:p>
      <text:p text:style-name="P18"><text:span text:style-name="Teletype"><text:span text:style-name="T2">— Laissez-moi père. Je dois prévenir Lilo ! Lilo ! </text:span></text:span></text:p>
      <text:p text:style-name="P18"><text:span text:style-name="Teletype"><text:span text:style-name="T2">Néant… </text:span></text:span></text:p>
      <text:p text:style-name="P18"><text:span text:style-name="Teletype"><text:span text:style-name="T2"/></text:span></text:p>
      <text:p text:style-name="P19"><text:span text:style-name="Teletype"><text:span text:style-name="T2">* </text:span></text:span></text:p>
      <text:p text:style-name="P18"><text:span text:style-name="Teletype"><text:span text:style-name="T2"/></text:span></text:p>
      <text:p text:style-name="P18"><text:span text:style-name="Teletype"><text:span text:style-name="T2">La gigantesque cave était remplie de cuves de formes aussi diverses que variées. Au centre, un établi couvert de câbles et de circuits électroniques émettait un ronronnement continu. </text:span></text:span></text:p>
      <text:p text:style-name="P18"><text:span text:style-name="Teletype"><text:span text:style-name="T2">— Qu'est-ce donc ce fouillis Lilo ? </text:span></text:span></text:p>
      <text:p text:style-name="P18"><text:span text:style-name="Teletype"><text:span text:style-name="T2">— Fed, tu as bien dit que notre point faible était l'approvisionnement en plasfluide ? Qu'on pouvait le taxer voire l'interdire complètement ? </text:span></text:span></text:p>
      <text:p text:style-name="P18"><text:soft-page-break/><text:span text:style-name="Teletype"><text:span text:style-name="T2">— C'est l'évidence même. </text:span></text:span></text:p>
      <text:p text:style-name="P18"><text:span text:style-name="Teletype"><text:span text:style-name="T2">— De quoi est composé le plasfluide ? </text:span></text:span></text:p>
      <text:p text:style-name="P18"><text:span text:style-name="Teletype"><text:span text:style-name="T2">— Il s'agit principalement d'une molécule organique avec pas mal d'autres… Mais tu ne souhaites quand même pas nous faire un exposé sur la sciences des molécules cycliques ? </text:span></text:span></text:p>
      <text:p text:style-name="P18"><text:span text:style-name="Teletype"><text:span text:style-name="T2">La petite troupe se figea, le souffle coupé. On aurait entendu une mouche voler mais elles avaient été </text:span></text:span><text:span text:style-name="Teletype"><text:span text:style-name="T2">interdites depuis longtemps, leur génome ayant été breveté lors de la Grande Ouverture des Brevets Au Vivant. Lilo les rassura immédiatement. </text:span></text:span></text:p>
      <text:p text:style-name="P18"><text:span text:style-name="Teletype"><text:span text:style-name="T2">— Bien sûr que non. J'aimerais juste avoir votre attention. Ceci n'est pas un exposé sur le cyclimse. Merci. </text:span></text:span></text:p>
      <text:p text:style-name="P18"><text:span text:style-name="Teletype"><text:span text:style-name="T2">Il poussèrent un soupir de soulagement en se lançant des regards complices. Un léger brouhaha naquit et s'interrompit aussitôt lorsque Lilo continua d'un ton enthousiaste : </text:span></text:span></text:p>
      <text:p text:style-name="P18"><text:span text:style-name="Teletype"><text:span text:style-name="T2">— La majorité de ce qui nous entoure est composé d'une grosse dizaine d'éléments différents. Et ces éléments, les plus courants du tableau de Tobolsk, sont présents un peu partout. Il suffit donc de les stocker et de les réorganiser à sa convenance. </text:span></text:span></text:p>
      <text:p text:style-name="P18"><text:span text:style-name="Teletype"><text:span text:style-name="T2">— Tu veux dire que… </text:span></text:span></text:p>
      <text:p text:style-name="P18"><text:span text:style-name="Teletype"><text:span text:style-name="T2">— Waw, fit Twit ! </text:span></text:span></text:p>
      <text:p text:style-name="P18"><text:span text:style-name="Teletype"><text:span text:style-name="T2">Deb les interrompit: </text:span></text:span></text:p>
      <text:p text:style-name="P18"><text:span text:style-name="Teletype"><text:span text:style-name="T2">— Parle un peu plus clairement. Quel rapport avec ton discours théorique et tout ce fatras ? </text:span></text:span></text:p>
      <text:p text:style-name="P18"><text:span text:style-name="Teletype"><text:span text:style-name="T2">— Et bien disons que les printeurs ne peuvent que produire des objets en plasfluide. </text:span></text:span></text:p>
      <text:p text:style-name="P18"><text:span text:style-name="Teletype"><text:span text:style-name="T2">— Ce qui est déjà pas mal, ajouta Deb, étant donné que les propriétés du plasfluide sont aisément modifiables en jouant avec les ultra-violet</text:span></text:span><text:span text:style-name="Teletype"><text:span text:style-name="T4">s</text:span></text:span><text:span text:style-name="Teletype"><text:span text:style-name="T2">. </text:span></text:span></text:p>
      <text:p text:style-name="P18"><text:soft-page-break/><text:span text:style-name="Teletype"><text:span text:style-name="T2">— C'est bien mais pas top, continua Lilo. Ce qui serait vraiment révolutionnaire c'est un printeur moléculaire capable d'assembler tous les atomes dont on a besoin. Et ce printeur 2.0, il est sous vos yeux. Je l'ai baptisé le transmuteur. </text:span></text:span></text:p>
      <text:p text:style-name="P18"><text:span text:style-name="Teletype"><text:span text:style-name="T2">À cet instant, un remue-ménage se fit entendre à l'étage supérieur. On tambourinait à la porte. </text:span></text:span></text:p>
      <text:p text:style-name="P18"><text:span text:style-name="Teletype"><text:span text:style-name="T2">— Ouvrez ! Ouvrez ! </text:span></text:span></text:p>
      <text:p text:style-name="P18"><text:span text:style-name="Teletype"><text:span text:style-name="T2">Un vent de panique parcourut les affidés. </text:span></text:span></text:p>
      <text:p text:style-name="P18"><text:span text:style-name="Teletype"><text:span text:style-name="T2">— Son Altesse Nouillesque, murmura Deb. Nous sommes repérés. C'est l'Opsi, la police armée anti-piratage. Ils vont se saisir de nous et nous envoyer dans les camps de rééducation mentale de Dopi. </text:span></text:span></text:p>
      <text:p text:style-name="P18"><text:span text:style-name="Teletype"><text:span text:style-name="T2">Twit se mit à bégayer tout en se tripotant nerveusement les cheveux. </text:span></text:span></text:p>
      <text:p text:style-name="P18"><text:span text:style-name="Teletype"><text:span text:style-name="T2">— Mais je n'ai rien fait moi. Je suis innocent. Je ne veux pas aller à Dopi.</text:span></text:span></text:p>
      <text:p text:style-name="P18"><text:span text:style-name="Teletype"><text:span text:style-name="T2">Le nain barbu les regarda tous et lança d'une voix nasillarde :</text:span></text:span></text:p>
      <text:p text:style-name="P18"><text:span text:style-name="Teletype"><text:span text:style-name="T2">— Ne baissez jamais les bras. Ce sont des démons. Pas de compromis, jamais ! Bravons fièrement le danger. </text:span></text:span></text:p>
      <text:p text:style-name="P18"><text:span text:style-name="Teletype"><text:span text:style-name="T2">Alors que les autres restèrent tétanisés, il s'élança dans l'escalier afin d'aller ouvrir la porte sur laquelle les mystérieux visiteurs s'acharnaient en s'égosillant : </text:span></text:span></text:p>
      <text:p text:style-name="P18"><text:span text:style-name="Teletype"><text:span text:style-name="T2">— Ouvrez ! Au nom de son Invisible Roserie, ouvrez ! </text:span></text:span></text:p>
      <text:p text:style-name="P18"><text:span text:style-name="Teletype"><text:span text:style-name="T2">— Ça, ce n'est pas l'Opsi, susurra Fed d'un ton cynique. </text:span></text:span></text:p>
      <text:p text:style-name="P18"><text:span text:style-name="Teletype"><text:span text:style-name="T2"/></text:span></text:p>
      <text:p text:style-name="P19"><text:span text:style-name="Teletype"><text:span text:style-name="T2">* </text:span></text:span></text:p>
      <text:p text:style-name="P18"><text:span text:style-name="Teletype"><text:span text:style-name="T2"/></text:span></text:p>
      <text:p text:style-name="P18"><text:span text:style-name="Teletype"><text:span text:style-name="T2">— Georges, la disparition de votre fille est des plus inquiétante. N'y prenez point offense mais nous ne pouvons plus avoir confiance en vous. </text:span></text:span></text:p>
      <text:p text:style-name="P18"><text:soft-page-break/><text:span text:style-name="Teletype"><text:span text:style-name="T2">Sir Georges, hagard et livide, était encore en robe de chambre. Il tremblait et bredouillait. </text:span></text:span></text:p>
      <text:p text:style-name="P18"><text:span text:style-name="Teletype"><text:span text:style-name="T2">— Arthur ! Tu ne peux pas me faire ça ! Après tout ce que j'ai fait. Nous les avons élevés pendant des millénaires pour nous repaître de leur sang. Nous les exploitons. Mon influence au sénat a permis de promouvoir toutes les lois que tu souhaitais voir appliquer. Même les plus remuants ont été infiltrés par les androïdes du Docteur McOazix. Jamais ils n'ont autant été acculés, pourchassés, spoliés. Toutes les libertés glanées lors du sombre siècle des lumières sont réprimées une à une. Que veux-tu qu'il nous arrive ? </text:span></text:span></text:p>
      <text:p text:style-name="P18"><text:span text:style-name="Teletype"><text:span text:style-name="T2">— Georges, je suis désolé. Votre manque de clairvoyance devient un fardeau pour nous tous. </text:span></text:span></text:p>
      <text:p text:style-name="P18"><text:span text:style-name="Teletype"><text:span text:style-name="T2">Le Ministre tourna le dos à celui qui f</text:span></text:span><text:span text:style-name="Teletype"><text:span text:style-name="T4">ut son compagnon. Deux sbires sortirent de l'ombre et entraî</text:span></text:span><text:span text:style-name="Teletype"><text:span text:style-name="T2">nèrent le malheureux père de Vista. </text:span></text:span></text:p>
      <text:p text:style-name="P18"><text:span text:style-name="Teletype"><text:span text:style-name="T2">— Arthur, je t'en prie ! Arthur ! Non ! </text:span></text:span></text:p>
      <text:p text:style-name="P18"><text:span text:style-name="Teletype"><text:span text:style-name="T2">Un hurlement retentit, inhumain, bestial. Puis le silence se fit, pesant, moite, mortel. Sir Arthur ne cilla pas. </text:span></text:span></text:p>
      <text:p text:style-name="P18"><text:span text:style-name="Teletype"><text:span text:style-name="T2">— Suis-je donc le seul à voir que notre race n'a jamais été aussi proche de l'extinction ? Que notre heure est peut-être venue ? </text:span></text:span></text:p>
      <text:p text:style-name="P18"><text:span text:style-name="Teletype"><text:span text:style-name="T2"/></text:span></text:p>
      <text:p text:style-name="P19"><text:span text:style-name="Teletype"><text:span text:style-name="T2">* </text:span></text:span></text:p>
      <text:p text:style-name="P18"><text:span text:style-name="Teletype"><text:span text:style-name="T2"/></text:span></text:p>
      <text:p text:style-name="P18"><text:span text:style-name="Teletype"><text:span text:style-name="T2">— Sachant qu'une personne marche à quatre kilomètre à l'heure, que la porte se trouve à une distance de </text:span></text:span><text:span text:style-name="Teletype"><text:span text:style-name="T2">douze mètre</text:span></text:span><text:span text:style-name="Teletype"><text:span text:style-name="T4">s</text:span></text:span><text:span text:style-name="Teletype"><text:span text:style-name="T2"> mais qu'il faut contourner une table de trois mètres de long, vous avez mis un temps infiniment long pour m'ouvrir. </text:span></text:span></text:p>
      <text:p text:style-name="P18"><text:soft-page-break/><text:span text:style-name="Teletype"><text:span text:style-name="T2">— K ! Excuse-nous, on croyait que c'était l'Opsi. </text:span></text:span></text:p>
      <text:p text:style-name="P18"><text:span text:style-name="Teletype"><text:span text:style-name="T2">Le joueur d'ukulélé se redressa et se mit à se débarrasser de son grimage de vieillard. </text:span></text:span></text:p>
      <text:p text:style-name="P18"><text:span text:style-name="Teletype"><text:span text:style-name="T2">— Voyez ce que je ramène, fit-il en posant un corps sur la table. </text:span></text:span></text:p>
      <text:p text:style-name="P18"><text:span text:style-name="Teletype"><text:span text:style-name="T2">— Vista ! </text:span></text:span></text:p>
      <text:p text:style-name="P18"><text:span text:style-name="Teletype"><text:span text:style-name="T2">Comme un fou, Lilo se précipita. </text:span></text:span></text:p>
      <text:p text:style-name="P18"><text:span text:style-name="Teletype"><text:span text:style-name="T2">— Vista, ma tendre aimée. </text:span></text:span></text:p>
      <text:p text:style-name="P18"><text:span text:style-name="Teletype"><text:span text:style-name="T2">Richard grogna : </text:span></text:span></text:p>
      <text:p text:style-name="P18"><text:span text:style-name="Teletype"><text:span text:style-name="T2">— Je n'aime pas son prénom, il est mal. Pas de compromis, mauvais Vista ! </text:span></text:span></text:p>
      <text:p text:style-name="P18"><text:span text:style-name="Teletype"><text:span text:style-name="T2">Lilo s'empressait, il frottait les joues pâles, il baisait les mains froides. </text:span></text:span></text:p>
      <text:p text:style-name="P18"><text:span text:style-name="Teletype"><text:span text:style-name="T2">— Vista, dis mois quelque chose je t'en prie. K, qu'est-il donc arrivé ? </text:span></text:span></text:p>
      <text:p text:style-name="P18"><text:span text:style-name="Teletype"><text:span text:style-name="T2">— Je n'y suis pour rien, ne va pas me faire un procès, se défendit K. Je l'ai surveillé</text:span></text:span><text:span text:style-name="Teletype"><text:span text:style-name="T4">e</text:span></text:span><text:span text:style-name="Teletype"><text:span text:style-name="T2"> comme tu me l'as demandé. La milice de l'Opsi m'a d'ailleurs fait goûter de sa racine carrée. </text:span></text:span></text:p>
      <text:p text:style-name="P18"><text:span text:style-name="Teletype"><text:span text:style-name="T2">Joignant le geste à la parole, il montra à tous son visage tuméfié. </text:span></text:span></text:p>
      <text:p text:style-name="P18"><text:span text:style-name="Teletype"><text:span text:style-name="T2">— Mais, à part la perte de mon violon… </text:span></text:span></text:p>
      <text:p text:style-name="P18"><text:span text:style-name="Teletype"><text:span text:style-name="T2">— C'était un ukulélé K ! </text:span></text:span></text:p>
      <text:p text:style-name="P18"><text:span text:style-name="Teletype"><text:span text:style-name="T2">K jeta un regard noir à Fed. </text:span></text:span></text:p>
      <text:p text:style-name="P18"><text:span text:style-name="Teletype"><text:span text:style-name="T2">— Un violon ! Je disais, à part cette perte, tout se passait bien. Jusqu'à ce soir où j'ai eu la surprise de voir un oiseau de nuit tomber sur le trottoir. Heureusement, la neige a amorti sa chute. Elle n'est qu'étourdie. </text:span></text:span></text:p>
      <text:p text:style-name="P18"><text:span text:style-name="Teletype"><text:span text:style-name="T2">Soudainement, Vista agrippa le col de Lilo. </text:span></text:span></text:p>
      <text:p text:style-name="P18"><text:span text:style-name="Teletype"><text:span text:style-name="T2">— Lilo, attention ! Prends garde ! J'ai entendu. Les brosses à dents, c'est un coup terrible pour eux. Ils ne vont pas se laisser faire. Ils vont envoyer des </text:span></text:span><text:soft-page-break/><text:span text:style-name="Teletype"><text:span text:style-name="T2">androïdes pour vous espionner. Lilo, je t'en prie, prends soin de toi ! </text:span></text:span></text:p>
      <text:p text:style-name="P18"><text:span text:style-name="Teletype"><text:span text:style-name="T2">Lilo éclata de rire. Un rire franc, sonore, communicatif. La tension accumulée durant les dernières heures se relâcha soudainement. Tous se mirent à rire à gorge </text:span></text:span><text:span text:style-name="Teletype"><text:span text:style-name="T2">déployée. Même Vista ne put retenir un large sourire interrogatif. </text:span></text:span></text:p>
      <text:p text:style-name="P18"><text:span text:style-name="Teletype"><text:span text:style-name="T2">— Ah, Vista, ma chère et tendre, hoqueta Lilo. Ils n'ont donc toujours pas compris que ce que nous faisons est public. Tout ce que nous disons est à la disposition de <text:s/>chacun sur le réseau. Hein Twit ? </text:span></text:span></text:p>
      <text:p text:style-name="P18"><text:span text:style-name="Teletype"><text:span text:style-name="T2">Le grand gaillard aux cheveux bleus acquiesça : </text:span></text:span></text:p>
      <text:p text:style-name="P18"><text:span text:style-name="Teletype"><text:span text:style-name="T2">— Oui. </text:span></text:span></text:p>
      <text:p text:style-name="P18"><text:span text:style-name="Teletype"><text:span text:style-name="T2">Deb surenchérit : </text:span></text:span></text:p>
      <text:p text:style-name="P18"><text:span text:style-name="Teletype"><text:span text:style-name="T2">— Quand aux androïdes, tu crois que nous étions assez stupides pour ne pas nous apercevoir de ce qu'ils étaient en réalité ? Nous avons très vite compris comment les libérer : une pastille de cyanogène et les voilà transformés en réplicants. </text:span></text:span></text:p>
      <text:p text:style-name="P18"><text:span text:style-name="Teletype"><text:span text:style-name="T2">— Quand à la brosse à dent, ce n'est absolument rien en regard de ce qui attend ceux de ta race avec ma dernière invention, le transmuteur. </text:span></text:span></text:p>
      <text:p text:style-name="P18"><text:span text:style-name="Teletype"><text:span text:style-name="T2">Vista les regardait sans trop comprendre. Elle ne s'y ferait donc jamais à ce langage bizarre, à ces références obscures, à cet enthousiasme bon enfant pour des causes dont elle peinait à voir l'intérêt. </text:span></text:span></text:p>
      <text:p text:style-name="P18"><text:span text:style-name="Teletype"><text:span text:style-name="T2"/></text:span></text:p>
      <text:p text:style-name="P18"><text:span text:style-name="Teletype"><text:span text:style-name="T2">Richard interrompit crûment ces instants de liesse : </text:span></text:span></text:p>
      <text:p text:style-name="P18"><text:span text:style-name="Teletype"><text:span text:style-name="T2">— Ton transmuteur, est-il libre ? Vraiment libre ? Pas de compromis ? </text:span></text:span></text:p>
      <text:p text:style-name="P18"><text:span text:style-name="Teletype"><text:span text:style-name="T2">— Oui, jubila Lilo ! Il est non seulement libre <text:s/>mais de plus entièrement conçu avec un printeur traditionnel. N'importe qui pourrait en construire un ! </text:span></text:span></text:p>
      <text:p text:style-name="P18"><text:soft-page-break/><text:span text:style-name="Teletype"><text:span text:style-name="T2">— Et tous ces récipients dans la cave, demanda Deb ? </text:span></text:span></text:p>
      <text:p text:style-name="P18"><text:span text:style-name="Teletype"><text:span text:style-name="T2">— C'est là que je stocke les matières premières. Je le nourris de déchet et de poubelle. Le transmuteur trie les atomes et les stocke afin d'avoir tout le nécessaire lors d'une impression. C'est la partie la moins au point, cela prend beaucoup de temps. Du coup, il faut faire des réserves. </text:span></text:span></text:p>
      <text:p text:style-name="P18"><text:span text:style-name="Teletype"><text:span text:style-name="T2">K l'interrompit. </text:span></text:span></text:p>
      <text:p text:style-name="P18"><text:span text:style-name="Teletype"><text:span text:style-name="T2">— C'est bien joli tout ça mais il vont sûrement se mettre à la recherche de Vista. Cet endroit est trop connu. Nous devons partir vers des cieux plus cléments. </text:span></text:span></text:p>
      <text:p text:style-name="P18"><text:span text:style-name="Teletype"><text:span text:style-name="T2">— La route me semble si longue, chuchota Vista. </text:span></text:span></text:p>
      <text:p text:style-name="P18"><text:span text:style-name="Teletype"><text:span text:style-name="T2">— Oui mais nous devons en profiter tant que la voie est libre, rétorqua K. </text:span></text:span></text:p>
      <text:p text:style-name="P18"><text:span text:style-name="Teletype"><text:span text:style-name="T2">Tous se levèrent et se préparèrent au départ. Fed posa sa main sur l'épaule de Lilo. </text:span></text:span></text:p>
      <text:p text:style-name="P18"><text:span text:style-name="Teletype"><text:span text:style-name="T2">— Lilo, tu ne crains pas qu'ils s'attaquent à l'électricité à cause de ton invention ? Il vont la taxer, la contrôler. </text:span></text:span></text:p>
      <text:p text:style-name="P18"><text:span text:style-name="Teletype"><text:span text:style-name="T2">— Pourquoi crois-tu que j'ai fait installer des panneaux solaire ? </text:span></text:span></text:p>
      <text:p text:style-name="P18"><text:span text:style-name="Teletype"><text:span text:style-name="T2">De l'autre bout de la pièce, alors qu'elle était en train d'enrouler sa longue écharpe en spirale, Deb leur lança : </text:span></text:span></text:p>
      <text:p text:style-name="P18"><text:span text:style-name="Teletype"><text:span text:style-name="T2">— Lilo, ton transmuteur, c'est le recyclage à cent pour cent. L'autonomie totale, tant dans le sens de la production que dans l'évacuation des déchets. </text:span></text:span></text:p>
      <text:p text:style-name="P18"><text:span text:style-name="Teletype"><text:span text:style-name="T2">— Je n'arrive même pas à imaginer toutes les implications d'une telle invention, souffla Fed sur le pas de la porte. </text:span></text:span></text:p>
      <text:p text:style-name="P20"><text:span text:style-name="Teletype"><text:span text:style-name="T2">— Je ne comprends pas tout mais j'en connais qui ne vont certainement pas aimer, renchérit Vista. </text:span></text:span></text:p>
      <text:p text:style-name="P20"><text:soft-page-break/><text:span text:style-name="Teletype"><text:span text:style-name="T2">— Moi non plus je n'ai aucune idée de ce que va provoquer cette invention, répondit Lilo. Il n'y a qu'un seul moyen de le savoir. Twit, peux-tu envoyer les plans sur le réseau ? </text:span></text:span></text:p>
      <text:p text:style-name="P20"><text:span text:style-name="Teletype"><text:span text:style-name="T2">— Une seconde…</text:span></text:span></text:p>
      <text:p text:style-name="P20"><text:span text:style-name="Teletype"><text:span text:style-name="T2">Twit sortit un petit terminal mobile de sa poche, pianota quelques secondes avant de le ranger. </text:span></text:span></text:p>
      <text:p text:style-name="P20"><text:span text:style-name="Teletype"><text:span text:style-name="T2">— C'est fait, dit-il en souriant. </text:span></text:span></text:p>
      <text:p text:style-name="P20"><text:span text:style-name="Teletype"><text:span text:style-name="T2">— Et voilà, fit Lilo avec un clin d'œil à l'assemblée. </text:span></text:span></text:p>
      <text:p text:style-name="P20"><text:span text:style-name="Teletype"><text:span text:style-name="T2">Il sortit le dernier et, après une hésitation, décida de laisser la porte ouverte.</text:span></text:span></text:p>
      <text:p text:style-name="P13"><text:span text:style-name="Emphasis"><text:span text:style-name="T1"/></text:span></text:p>
      <text:p text:style-name="P8"/>
      <text:p text:style-name="P8"/>
      <text:p text:style-name="P8"/>
      <text:p text:style-name="P8"/>
      <text:p text:style-name="P5">Rédigé avec Pyroom sur clavier bépo,</text:p>
      <text:p text:style-name="P5">Limelette, 29 janvier 201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graphics1" text:anchor-type="paragraph" svg:width="2.328cm" svg:height="0.82cm" draw:z-index="0"><draw:image xlink:href="Pictures/10000200000000580000001F99839DF6.gif" xlink:type="simple" xlink:show="embed" xlink:actuate="onLoad"/></draw:frame></text:p>
      <text:p text:style-name="P8"/>
      <text:p text:style-name="P8"/>
      <text:p text:style-name="P8"/>
      <text:p text:style-name="P9">Ce texte est publié en janvier 2012 sous la licence </text:p>
      <text:p text:style-name="P9">Creative Commons BY telle que décrite à l'adresse <text:a xlink:type="simple" xlink:href="http://creativecommons.org/licenses/by-nd/2.0/be/">http://creativecommons.org/licenses/by/2.0/be/</text:a></text:p>
      <text:p text:style-name="P8"/>
      <text:p text:style-name="P8">Vous êtes libres de reproduire et/ou distribuer cette création, y compris à des fins commerciales.</text:p>
      <text:p text:style-name="P8">Vous pouvez apporter des modifications, adapter ou transformer cette création.</text:p>
      <text:p text:style-name="P8">Vous devez citer le nom de l'auteur</text:p>
      <text:p text:style-name="P8"/>
      <text:p text:style-name="P8">Si vous désirez obtenir ce texte sous une licence différente, veuillez contacter Lionel Dricot à l'adresse <text:a xlink:type="simple" xlink:href="mailto:ploum@frimouvy.org">ploum@ploum.n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Lucidasans, 'Lucida Sans', 'Arial Unicode MS'"/>
    <style:font-face style:name="DejaVu Sans Mono" svg:font-family="'DejaVu Sans Mono'" style:font-family-generic="modern" style:font-pitch="fixed"/>
    <style:font-face style:name="Arial1" svg:font-family="Arial" style:font-pitch="variable"/>
    <style:font-face style:name="Bitstream Charter1" svg:font-family="'Bitstream 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URW Chancery L" svg:font-family="'URW Chancery L'"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fr" fo:country="B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4.9cm" style:type="center"/>
          <style:tab-stop style:position="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Normal_20_centré" style:display-name="WW-Normal centré" style:family="paragraph" style:parent-style-name="Standard">
      <style:paragraph-properties fo:margin-left="0.499cm" fo:margin-right="1.002cm" fo:text-align="justify" style:justify-single-word="false" fo:text-indent="0cm" style:auto-text-indent="false">
        <style:tab-stops>
          <style:tab-stop style:position="16.103cm"/>
        </style:tab-stops>
      </style:paragraph-properties>
      <style:text-properties fo:font-size="12pt" style:font-size-asian="12pt"/>
    </style:style>
    <style:style style:name="Normal" style:family="paragraph" style:class="text">
      <style:paragraph-properties fo:margin-left="0cm" fo:margin-right="0cm" fo:margin-top="0cm" fo:margin-bottom="0cm" fo:line-height="0%" fo:text-indent="0cm" style:auto-text-indent="false"/>
      <style:text-properties fo:font-variant="normal" fo:text-transform="none" fo:color="#000000" style:font-name="Times New Roman1" fo:font-size="12pt" fo:font-style="normal" fo:font-weight="normal"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Bitstream Charter1"/>
    </style:style>
    <style:page-layout style:name="Mpm1">
      <style:page-layout-properties fo:page-width="14.799cm" fo:page-height="20.9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799cm" fo:page-height="20.999cm" style:num-format="1" style:print-orientation="landscape"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799cm" fo:page-height="20.9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age-count>20</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Colonie</dc:title>
    <dc:subject>5 pages 2069 mots</dc:subject>
    <meta:initial-creator>Lionel Dricot</meta:initial-creator>
    <meta:creation-date>1999-09-20T16:24:00</meta:creation-date>
    <dc:date>2012-01-31T00:14:20</dc:date>
    <meta:printed-by>Lionel Dricot</meta:printed-by>
    <meta:print-date>2006-11-25T19:05:25</meta:print-date>
    <meta:editing-cycles>136</meta:editing-cycles>
    <meta:editing-duration>PT5H14M10S</meta:editing-duration>
    <dc:creator>Lionel Dricot</dc:creator>
    <meta:document-statistic meta:table-count="0" meta:image-count="1" meta:object-count="0" meta:page-count="20" meta:paragraph-count="232" meta:word-count="3956" meta:character-count="22663" meta:non-whitespace-character-count="18723"/>
    <meta:user-defined meta:name="Info 1"/>
    <meta:user-defined meta:name="Info 2"/>
    <meta:user-defined meta:name="Info 3"/>
    <meta:user-defined meta:name="Info 4"/>
  </office:meta>
</office:document-meta>
</file>